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Utilities</text:p>
          </table:table-cell>
          <table:table-cell table:style-name="ce2" office:value-type="string" calcext:value-type="string">
            <text:p>File system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fs-tools-ng</text:p>
          </table:table-cell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-tools</text:p>
          </table:table-cell>
          <table:table-cell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h</text:p>
          </table:table-cell>
          <table:table-cell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office:value-type="string" calcext:value-type="string">
            <text:p>libftg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office:value-type="string" calcext:value-type="string">
            <text:p>libsfml-graphics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shfuse</text:p>
          </table:table-cell>
          <table:table-cell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office:value-type="string" calcext:value-type="string">
            <text:p>libwxbase3.0-0v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dg-user-dirs</text:p>
          </table:table-cell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office:value-type="string" calcext:value-type="string">
            <text:p>libegl1-mes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office:value-type="string" calcext:value-type="string">
            <text:p>libgtk-4-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gconf-2-4</text:p>
          </table:table-cell>
          <table:table-cell office:value-type="string" calcext:value-type="string">
            <text:p>libgtk-4-comm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boost-filesystem1.74.0</text:p>
          </table:table-cell>
          <table:table-cell office:value-type="string" calcext:value-type="string">
            <text:p>libxcb-xtest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boost-system1.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amin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network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audio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hidapi-hidraw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aio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notify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x86-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python2.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ncursesw5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 office:value-type="string" calcext:value-type="string">
            <text:p>libwxbase3.0-0v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conf-2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filesystem1.74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system1.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io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otify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x86-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gfx1.2-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ython2.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cursesw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ewt0.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ane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am0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cursesw5</text:p>
          </table:table-cell>
          <table:table-cell/>
        </table:table-row>
      </table:table>
      <table:table table:name="compat packages" table:style-name="ta1">
        <table:table-column table:style-name="co13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7-05T14:44:48.858540073</dc:date>
    <meta:editing-duration>PT16H56M34S</meta:editing-duration>
    <meta:editing-cycles>122</meta:editing-cycles>
    <meta:generator>LibreOffice/7.3.4.2$Linux_X86_64 LibreOffice_project/30$Build-2</meta:generator>
    <meta:document-statistic meta:table-count="3" meta:cell-count="300" meta:object-count="0"/>
  </office:meta>
</office:document-meta>
</file>